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0.797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sul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硅酸钙制品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50" calcext:value-type="float">
            <text:p>6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0.055" calcext:value-type="float">
            <text:p>0.055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0010185" calcext:value-type="float">
            <text:p>0.00010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000965015" calcext:value-type="float">
            <text:p>9.65015E-1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硅酸钙制品</text:p>
          </table:table-cell>
          <table:table-cell office:value-type="string" calcext:value-type="string">
            <text:p>II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900" calcext:value-type="float">
            <text:p>900</text:p>
          </table:table-cell>
          <table:table-cell office:value-type="float" office:value="0.055" calcext:value-type="float">
            <text:p>0.055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0010185" calcext:value-type="float">
            <text:p>0.00010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000965015" calcext:value-type="float">
            <text:p>9.65015E-1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硅酸钙制品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50" calcext:value-type="float">
            <text:p>6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0.062" calcext:value-type="float">
            <text:p>0.062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0007786" calcext:value-type="float">
            <text:p>7.78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786" calcext:value-type="float">
            <text:p>7.86E-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硅酸钙制品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50" calcext:value-type="float">
            <text:p>6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0.062" calcext:value-type="float">
            <text:p>0.062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.0937" calcext:value-type="float">
            <text:p>0.09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00167" calcext:value-type="float">
            <text:p>1.67E-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硅酸钙制品</text:p>
          </table:table-cell>
          <table:table-cell office:value-type="string" calcext:value-type="string">
            <text:p>II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900" calcext:value-type="float">
            <text:p>900</text:p>
          </table:table-cell>
          <table:table-cell office:value-type="float" office:value="0.062" calcext:value-type="float">
            <text:p>0.062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0007786" calcext:value-type="float">
            <text:p>7.78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786" calcext:value-type="float">
            <text:p>7.86E-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硅酸钙制品</text:p>
          </table:table-cell>
          <table:table-cell office:value-type="string" calcext:value-type="string">
            <text:p>II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900" calcext:value-type="float">
            <text:p>900</text:p>
          </table:table-cell>
          <table:table-cell office:value-type="float" office:value="0.062" calcext:value-type="float">
            <text:p>0.062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.0937" calcext:value-type="float">
            <text:p>0.09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00167" calcext:value-type="float">
            <text:p>1.67E-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复合硅酸盐制品</text:p>
          </table:table-cell>
          <table:table-cell office:value-type="string" calcext:value-type="string">
            <text:p>涂料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00" calcext:value-type="float">
            <text:p>6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0.065" calcext:value-type="float">
            <text:p>0.065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复合硅酸盐制品</text:p>
          </table:table-cell>
          <table:table-cell office:value-type="string" calcext:value-type="string">
            <text:p>毡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0.043" calcext:value-type="float">
            <text:p>0.043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复合硅酸盐制品</text:p>
          </table:table-cell>
          <table:table-cell office:value-type="string" calcext:value-type="string">
            <text:p>毡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00" calcext:value-type="float">
            <text:p>6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复合硅酸盐制品</text:p>
          </table:table-cell>
          <table:table-cell office:value-type="string" calcext:value-type="string">
            <text:p>管壳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00" calcext:value-type="float">
            <text:p>6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0.048" calcext:value-type="float">
            <text:p>0.048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48" calcext:value-type="float">
            <text:p>0.0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毡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51" calcext:value-type="float">
            <text:p>0.00015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毡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000471" calcext:value-type="float">
            <text:p>4.7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503" calcext:value-type="float">
            <text:p>5.03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缝毡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50" calcext:value-type="float">
            <text:p>6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0.043" calcext:value-type="float">
            <text:p>0.043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28" calcext:value-type="float">
            <text:p>0.00012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缝毡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50" calcext:value-type="float">
            <text:p>6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0.043" calcext:value-type="float">
            <text:p>0.043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000252" calcext:value-type="float">
            <text:p>2.5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34" calcext:value-type="float">
            <text:p>3.34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板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51" calcext:value-type="float">
            <text:p>0.00015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板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000471" calcext:value-type="float">
            <text:p>4.7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503" calcext:value-type="float">
            <text:p>5.03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板</text:p>
          </table:table-cell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0.043" calcext:value-type="float">
            <text:p>0.043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28" calcext:value-type="float">
            <text:p>0.00012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板</text:p>
          </table:table-cell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0.043" calcext:value-type="float">
            <text:p>0.043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000252" calcext:value-type="float">
            <text:p>2.5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34" calcext:value-type="float">
            <text:p>3.34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管壳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4" calcext:value-type="float">
            <text:p>0.044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00174" calcext:value-type="float">
            <text:p>0.00017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管壳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000713" calcext:value-type="float">
            <text:p>7.1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51" calcext:value-type="float">
            <text:p>3.51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毡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4" calcext:value-type="float">
            <text:p>0.044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51" calcext:value-type="float">
            <text:p>0.00015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毡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000471" calcext:value-type="float">
            <text:p>4.7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34" calcext:value-type="float">
            <text:p>3.34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毡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3" calcext:value-type="float">
            <text:p>0.043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28" calcext:value-type="float">
            <text:p>0.00012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毡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3" calcext:value-type="float">
            <text:p>0.04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000252" calcext:value-type="float">
            <text:p>2.5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34" calcext:value-type="float">
            <text:p>3.34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板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4" calcext:value-type="float">
            <text:p>0.044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51" calcext:value-type="float">
            <text:p>0.00015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板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000471" calcext:value-type="float">
            <text:p>4.7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503" calcext:value-type="float">
            <text:p>5.03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板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3" calcext:value-type="float">
            <text:p>0.043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28" calcext:value-type="float">
            <text:p>0.00012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板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3" calcext:value-type="float">
            <text:p>0.043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000252" calcext:value-type="float">
            <text:p>2.5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34" calcext:value-type="float">
            <text:p>3.34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管壳</text:p>
          </table:table-cell>
          <table:table-cell office:value-type="float" office:value="100" calcext:value-type="float">
            <text:p>100</text:p>
          </table:table-cell>
          <table:table-cell office:value-type="float" office:value="99999" calcext:value-type="float">
            <text:p>99999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4" calcext:value-type="float">
            <text:p>0.044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00174" calcext:value-type="float">
            <text:p>0.00017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管壳</text:p>
          </table:table-cell>
          <table:table-cell office:value-type="float" office:value="100" calcext:value-type="float">
            <text:p>100</text:p>
          </table:table-cell>
          <table:table-cell office:value-type="float" office:value="99999" calcext:value-type="float">
            <text:p>99999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000713" calcext:value-type="float">
            <text:p>7.1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51" calcext:value-type="float">
            <text:p>3.51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毯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6" calcext:value-type="float">
            <text:p>0.046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毯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1" calcext:value-type="float">
            <text:p>0.041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板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7" calcext:value-type="float">
            <text:p>0.047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板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4" calcext:value-type="float">
            <text:p>0.044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板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2" calcext:value-type="float">
            <text:p>0.042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板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1" calcext:value-type="float">
            <text:p>0.041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板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" calcext:value-type="float">
            <text:p>0.04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毡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6" calcext:value-type="float">
            <text:p>0.046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毡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6" calcext:value-type="float">
            <text:p>0.046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6" calcext:value-type="float">
            <text:p>0.046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毡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1" calcext:value-type="float">
            <text:p>0.041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管壳</text:p>
          </table:table-cell>
          <table:table-cell office:value-type="float" office:value="48" calcext:value-type="float">
            <text:p>48</text:p>
          </table:table-cell>
          <table:table-cell office:value-type="float" office:value="99999" calcext:value-type="float">
            <text:p>99999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1" calcext:value-type="float">
            <text:p>0.041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1#毯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1#毯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1#毯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1#毯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2#毯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-99999" calcext:value-type="float">
            <text:p>-99999</text:p>
          </table:table-cell>
          <table:table-cell office:value-type="float" office:value="1200" calcext:value-type="float">
            <text:p>1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2#毯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-99999" calcext:value-type="float">
            <text:p>-99999</text:p>
          </table:table-cell>
          <table:table-cell office:value-type="float" office:value="1200" calcext:value-type="float">
            <text:p>1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2#毯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-99999" calcext:value-type="float">
            <text:p>-99999</text:p>
          </table:table-cell>
          <table:table-cell office:value-type="float" office:value="1200" calcext:value-type="float">
            <text:p>1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2#毯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-99999" calcext:value-type="float">
            <text:p>-99999</text:p>
          </table:table-cell>
          <table:table-cell office:value-type="float" office:value="1200" calcext:value-type="float">
            <text:p>1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1#毡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1#毡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2#毡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200" calcext:value-type="float">
            <text:p>1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2#毡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200" calcext:value-type="float">
            <text:p>1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板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100" calcext:value-type="float">
            <text:p>1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板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100" calcext:value-type="float">
            <text:p>1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管壳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100" calcext:value-type="float">
            <text:p>1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管壳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100" calcext:value-type="float">
            <text:p>1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树脂结合毡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硅酸镁纤维毡</text:p>
          </table:table-cell>
          <table:table-cell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-99999" calcext:value-type="float">
            <text:p>-99999</text:p>
          </table:table-cell>
          <table:table-cell office:value-type="float" office:value="900" calcext:value-type="float">
            <text:p>9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700" calcext:value-type="float">
            <text:p>700</text:p>
          </table:table-cell>
          <table:table-cell office:value-type="float" office:value="0.04" calcext:value-type="float">
            <text:p>0.04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0397" calcext:value-type="float">
            <text:p>0.0397</text:p>
          </table:table-cell>
          <table:table-cell office:value-type="float" office:value="-0.00000274" calcext:value-type="float">
            <text:p>-2.7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453" calcext:value-type="float">
            <text:p>4.53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硅酸镁纤维毡</text:p>
          </table:table-cell>
          <table:table-cell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-99999" calcext:value-type="float">
            <text:p>-99999</text:p>
          </table:table-cell>
          <table:table-cell office:value-type="float" office:value="900" calcext:value-type="float">
            <text:p>9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700" calcext:value-type="float">
            <text:p>700</text:p>
          </table:table-cell>
          <table:table-cell office:value-type="float" office:value="0.04" calcext:value-type="float">
            <text:p>0.04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0397" calcext:value-type="float">
            <text:p>0.0397</text:p>
          </table:table-cell>
          <table:table-cell office:value-type="float" office:value="-0.00000274" calcext:value-type="float">
            <text:p>-2.7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453" calcext:value-type="float">
            <text:p>4.53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柔性泡沫橡塑制品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-40" calcext:value-type="float">
            <text:p>-40</text:p>
          </table:table-cell>
          <table:table-cell office:value-type="float" office:value="105" calcext:value-type="float">
            <text:p>105</text:p>
          </table:table-cell>
          <table:table-cell office:value-type="float" office:value="-35" calcext:value-type="float">
            <text:p>-35</text:p>
          </table:table-cell>
          <table:table-cell office:value-type="float" office:value="85" calcext:value-type="float">
            <text:p>85</text:p>
          </table:table-cell>
          <table:table-cell office:value-type="float" office:value="0.036" calcext:value-type="float">
            <text:p>0.036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01" calcext:value-type="float">
            <text:p>0.000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硬质聚氨酯泡沫塑料（PUR）制品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-80" calcext:value-type="float">
            <text:p>-80</text:p>
          </table:table-cell>
          <table:table-cell office:value-type="float" office:value="100" calcext:value-type="float">
            <text:p>100</text:p>
          </table:table-cell>
          <table:table-cell office:value-type="float" office:value="-65" calcext:value-type="float">
            <text:p>-65</text:p>
          </table:table-cell>
          <table:table-cell office:value-type="float" office:value="80" calcext:value-type="float">
            <text:p>80</text:p>
          </table:table-cell>
          <table:table-cell office:value-type="float" office:value="0.023" calcext:value-type="float">
            <text:p>0.023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351" calcext:value-type="float">
            <text:p>3.51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泡沫玻璃制品</text:p>
          </table:table-cell>
          <table:table-cell office:value-type="string" calcext:value-type="string">
            <text:p>I类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-196" calcext:value-type="float">
            <text:p>-196</text:p>
          </table:table-cell>
          <table:table-cell office:value-type="float" office:value="450" calcext:value-type="float">
            <text:p>450</text:p>
          </table:table-cell>
          <table:table-cell office:value-type="float" office:value="-196" calcext:value-type="float">
            <text:p>-196</text:p>
          </table:table-cell>
          <table:table-cell office:value-type="float" office:value="400" calcext:value-type="float">
            <text:p>400</text:p>
          </table:table-cell>
          <table:table-cell office:value-type="float" office:value="0.045" calcext:value-type="float">
            <text:p>0.045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321" calcext:value-type="float">
            <text:p>3.21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泡沫玻璃制品</text:p>
          </table:table-cell>
          <table:table-cell office:value-type="string" calcext:value-type="string">
            <text:p>II类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-196" calcext:value-type="float">
            <text:p>-196</text:p>
          </table:table-cell>
          <table:table-cell office:value-type="float" office:value="450" calcext:value-type="float">
            <text:p>450</text:p>
          </table:table-cell>
          <table:table-cell office:value-type="float" office:value="-196" calcext:value-type="float">
            <text:p>-196</text:p>
          </table:table-cell>
          <table:table-cell office:value-type="float" office:value="400" calcext:value-type="float">
            <text:p>400</text:p>
          </table:table-cell>
          <table:table-cell office:value-type="float" office:value="0.064" calcext:value-type="float">
            <text:p>0.064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聚异氰脲酸酯（PIR）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-196" calcext:value-type="float">
            <text:p>-196</text:p>
          </table:table-cell>
          <table:table-cell office:value-type="float" office:value="120" calcext:value-type="float">
            <text:p>120</text:p>
          </table:table-cell>
          <table:table-cell office:value-type="float" office:value="-170" calcext:value-type="float">
            <text:p>-170</text:p>
          </table:table-cell>
          <table:table-cell office:value-type="float" office:value="100" calcext:value-type="float">
            <text:p>100</text:p>
          </table:table-cell>
          <table:table-cell office:value-type="float" office:value="0.029" calcext:value-type="float">
            <text:p>0.029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329" calcext:value-type="float">
            <text:p>3.29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高密度聚异氰脲酸酯（HDPIR）</text:p>
          </table:table-cell>
          <table:table-cell office:value-type="string" calcext:value-type="string">
            <text:p>-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-196" calcext:value-type="float">
            <text:p>-196</text:p>
          </table:table-cell>
          <table:table-cell office:value-type="float" office:value="120" calcext:value-type="float">
            <text:p>120</text:p>
          </table:table-cell>
          <table:table-cell office:value-type="float" office:value="-196" calcext:value-type="float">
            <text:p>-196</text:p>
          </table:table-cell>
          <table:table-cell office:value-type="float" office:value="100" calcext:value-type="float">
            <text:p>100</text:p>
          </table:table-cell>
          <table:table-cell office:value-type="float" office:value="0.038" calcext:value-type="float">
            <text:p>0.038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43" calcext:value-type="float">
            <text:p>4.3E-08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高密度聚异氰脲酸酯（HDPIR）</text:p>
          </table:table-cell>
          <table:table-cell office:value-type="string" calcext:value-type="string">
            <text:p>-</text:p>
          </table:table-cell>
          <table:table-cell office:value-type="float" office:value="216" calcext:value-type="float">
            <text:p>216</text:p>
          </table:table-cell>
          <table:table-cell office:value-type="float" office:value="264" calcext:value-type="float">
            <text:p>264</text:p>
          </table:table-cell>
          <table:table-cell office:value-type="float" office:value="-196" calcext:value-type="float">
            <text:p>-196</text:p>
          </table:table-cell>
          <table:table-cell office:value-type="float" office:value="120" calcext:value-type="float">
            <text:p>120</text:p>
          </table:table-cell>
          <table:table-cell office:value-type="float" office:value="-196" calcext:value-type="float">
            <text:p>-196</text:p>
          </table:table-cell>
          <table:table-cell office:value-type="float" office:value="100" calcext:value-type="float">
            <text:p>100</text:p>
          </table:table-cell>
          <table:table-cell office:value-type="float" office:value="0.045" calcext:value-type="float">
            <text:p>0.045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141" calcext:value-type="float">
            <text:p>1.41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高密度聚异氰脲酸酯（HDPIR）</text:p>
          </table:table-cell>
          <table:table-cell office:value-type="string" calcext:value-type="string">
            <text:p>-</text:p>
          </table:table-cell>
          <table:table-cell office:value-type="float" office:value="298" calcext:value-type="float">
            <text:p>298</text:p>
          </table:table-cell>
          <table:table-cell office:value-type="float" office:value="352" calcext:value-type="float">
            <text:p>352</text:p>
          </table:table-cell>
          <table:table-cell office:value-type="float" office:value="-196" calcext:value-type="float">
            <text:p>-196</text:p>
          </table:table-cell>
          <table:table-cell office:value-type="float" office:value="120" calcext:value-type="float">
            <text:p>120</text:p>
          </table:table-cell>
          <table:table-cell office:value-type="float" office:value="-196" calcext:value-type="float">
            <text:p>-196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5" calcext:value-type="float">
            <text:p>0.05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高密度聚异氰脲酸酯（HDPIR）</text:p>
          </table:table-cell>
          <table:table-cell office:value-type="string" calcext:value-type="string">
            <text:p>-</text:p>
          </table:table-cell>
          <table:table-cell office:value-type="float" office:value="405" calcext:value-type="float">
            <text:p>405</text:p>
          </table:table-cell>
          <table:table-cell office:value-type="float" office:value="495" calcext:value-type="float">
            <text:p>495</text:p>
          </table:table-cell>
          <table:table-cell office:value-type="float" office:value="-196" calcext:value-type="float">
            <text:p>-196</text:p>
          </table:table-cell>
          <table:table-cell office:value-type="float" office:value="120" calcext:value-type="float">
            <text:p>120</text:p>
          </table:table-cell>
          <table:table-cell office:value-type="float" office:value="-196" calcext:value-type="float">
            <text:p>-196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8" calcext:value-type="float">
            <text:p>0.08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151" calcext:value-type="float">
            <text:p>1.51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高密度聚异氰脲酸酯（HDPIR）</text:p>
          </table:table-cell>
          <table:table-cell office:value-type="string" calcext:value-type="string">
            <text:p>-</text:p>
          </table:table-cell>
          <table:table-cell office:value-type="float" office:value="495" calcext:value-type="float">
            <text:p>495</text:p>
          </table:table-cell>
          <table:table-cell office:value-type="float" office:value="605" calcext:value-type="float">
            <text:p>605</text:p>
          </table:table-cell>
          <table:table-cell office:value-type="float" office:value="-196" calcext:value-type="float">
            <text:p>-196</text:p>
          </table:table-cell>
          <table:table-cell office:value-type="float" office:value="120" calcext:value-type="float">
            <text:p>120</text:p>
          </table:table-cell>
          <table:table-cell office:value-type="float" office:value="-196" calcext:value-type="float">
            <text:p>-196</text:p>
          </table:table-cell>
          <table:table-cell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9" calcext:value-type="float">
            <text:p>0.09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521" calcext:value-type="float">
            <text:p>5.21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1491" meta:object-count="0"/>
    <meta:generator>LibreOffice/7.0.2.2$Windows_x86 LibreOffice_project/8349ace3c3162073abd90d81fd06dcfb6b36b994</meta:generator>
  </office:meta>
</office:document-meta>
</file>